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6cm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7" style:family="graphic" style:parent-style-name="standard">
      <style:graphic-properties draw:stroke="none" draw:fill-color="#944794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ff00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3.255cm"/>
    </style:style>
    <style:style style:name="gr10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-color="#ff00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7.3cm" svg:height="3cm" svg:x="21.3cm" svg:y="2.8cm">
              <text:p/>
              <draw:enhanced-geometry svg:viewBox="0 0 21600 21600" draw:type="rectangle" draw:enhanced-path="M 0 0 L 21600 0 21600 21600 0 21600 0 0 Z N"/>
            </draw:custom-shape>
            <draw:frame draw:style-name="gr2" draw:layer="layout" svg:width="7.2cm" svg:height="2.85cm" svg:x="21.3cm" svg:y="2.95cm">
              <draw:text-box>
                <text:p>SELECT count(*)</text:p>
                <text:p>FROM tab1</text:p>
              </draw:text-box>
            </draw:frame>
          </draw:g>
          <draw:frame draw:style-name="gr3" draw:layer="layout" svg:width="4.3cm" svg:height="1.35cm" svg:x="22.9cm" svg:y="1.9cm">
            <draw:text-box>
              <text:p>SQL-Abfrage</text:p>
            </draw:text-box>
          </draw:frame>
        </draw:g>
        <draw:g>
          <draw:custom-shape draw:style-name="gr4" draw:text-style-name="P1" draw:layer="layout" svg:width="6.5cm" svg:height="3.968cm" svg:x="1.2cm" svg:y="2.99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6.2cm" svg:height="0.588cm" svg:x="1.3cm" svg:y="3.978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2.864cm" svg:height="0.962cm" svg:x="2.6cm" svg:y="2.066cm">
            <draw:text-box>
              <text:p>skript.sh</text:p>
            </draw:text-box>
          </draw:frame>
          <draw:custom-shape draw:style-name="gr7" draw:text-style-name="P1" draw:layer="layout" svg:width="6.2cm" svg:height="0.588cm" svg:x="1.3cm" svg:y="4.67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6.2cm" svg:height="0.588cm" svg:x="1.3cm" svg:y="4.67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6.6cm" svg:height="4.517cm" svg:x="1.1cm" svg:y="3.061cm">
            <draw:text-box>
              <text:p text:style-name="P2">#!/bin/bash</text:p>
              <text:p text:style-name="P2">cut -d\, -f2 tab1.csv |\ wc -l |\</text:p>
              <text:p text:style-name="P2">cmdtool</text:p>
              <text:p text:style-name="P2">...</text:p>
              <text:p text:style-name="P2"/>
            </draw:text-box>
          </draw:frame>
        </draw:g>
        <draw:g>
          <draw:g>
            <draw:g>
              <draw:custom-shape draw:style-name="gr10" draw:text-style-name="P1" draw:layer="layout" svg:width="7.3cm" svg:height="5.3cm" svg:x="9.5cm" svg:y="2.5cm">
                <text:p/>
                <draw:enhanced-geometry svg:viewBox="0 0 21600 21600" draw:type="rectangle" draw:enhanced-path="M 0 0 L 21600 0 21600 21600 0 21600 0 0 Z N"/>
              </draw:custom-shape>
              <draw:frame draw:style-name="gr2" draw:layer="layout" svg:width="7.2cm" svg:height="5.228cm" svg:x="9.5cm" svg:y="2.65cm">
                <draw:text-box>
                  <text:p>Select</text:p>
                  <text:p>From</text:p>
                  <text:p>Where</text:p>
                  <text:p>Groupby</text:p>
                  <text:p>Orderby</text:p>
                  <text:p>As</text:p>
                  <text:p>Felder</text:p>
                </draw:text-box>
              </draw:frame>
            </draw:g>
            <draw:frame draw:style-name="gr3" draw:layer="layout" svg:width="7.3cm" svg:height="1.35cm" svg:x="9.5cm" svg:y="1.6cm">
              <draw:text-box>
                <text:p text:style-name="P1">Struct myquery</text:p>
              </draw:text-box>
            </draw:frame>
          </draw:g>
          <draw:custom-shape draw:style-name="gr11" draw:text-style-name="P1" draw:layer="layout" svg:width="3.3cm" svg:height="0.588cm" svg:x="13.4cm" svg:y="2.812cm">
            <text:p text:style-name="P1">count(*)</text:p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3cm" svg:height="0.588cm" svg:x="13.4cm" svg:y="3.6cm">
            <text:p text:style-name="P1">tab1</text:p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3cm" svg:height="0.588cm" svg:x="13.4cm" svg:y="7.012cm">
            <text:p text:style-name="P1">$2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" draw:layer="layout" svg:width="1.2cm" svg:height="1.2cm" svg:x="8.1cm" svg:y="3.578cm">
          <text:p/>
          <draw:enhanced-geometry svg:viewBox="0 0 21600 21600" draw:text-areas="0 ?f0 ?f5 ?f2" draw:type="right-arrow" draw:modifiers="15143.6458829129 4164.635364635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4.3cm" svg:height="1.5cm" svg:x="16.9cm" svg:y="3.5cm">
          <text:p text:style-name="P1">Ausgeben()</text:p>
          <draw:enhanced-geometry svg:viewBox="0 0 21600 21600" draw:text-areas="0 ?f0 ?f5 ?f2" draw:type="right-arrow" draw:modifiers="16557.8237619158 4633.710859427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ilian Schüle</meta:initial-creator>
    <meta:creation-date>2014-10-31T21:27:01</meta:creation-date>
    <dc:date>2014-12-12T19:46:40</dc:date>
    <dc:creator>Maximilian Schüle</dc:creator>
    <meta:editing-duration>PT53M39S</meta:editing-duration>
    <meta:editing-cycles>8</meta:editing-cycles>
    <meta:generator>LibreOffice/3.5$Linux_X86_64 LibreOffice_project/350m1$Build-2</meta:generator>
    <meta:document-statistic meta:object-count="23"/>
  </office:meta>
</office:document-meta>
</file>